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07.38mm" svg:y="9.57mm">
            <draw:object draw:notify-on-update-of-ranges="Hoja1.B3:Hoja1.B22 Hoja1.C3:Hoja1.C22 Hoja1.D3:Hoja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8"/>
        <table:table-column table:style-name="co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Trapezoidal</text:p>
          </table:table-cell>
          <table:covered-table-cell table:style-name="ce3"/>
          <table:covered-table-cell table:style-name="ce1"/>
          <table:covered-table-cell table:style-name="ce3"/>
        </table:table-row>
        <table:table-row table:style-name="ro1">
          <table:table-cell table:style-name="ce3" office:value-type="string" calcext:value-type="string">
            <text:p>N (en mile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0.000158018" calcext:value-type="float">
            <text:p>0,000158018</text:p>
          </table:table-cell>
          <table:table-cell table:style-name="ce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39921" calcext:value-type="float">
            <text:p>0,000439921</text:p>
          </table:table-cell>
          <table:table-cell table:formula="of:=[.C3]/[.C4]" office:value-type="float" office:value="0.359196310246612" calcext:value-type="float">
            <text:p>0,3591963102466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43689" calcext:value-type="float">
            <text:p>0,000443689</text:p>
          </table:table-cell>
          <table:table-cell table:formula="of:=[.C3]/[.C5]" office:value-type="float" office:value="0.356145858923706" calcext:value-type="float">
            <text:p>0,3561458589237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6703" calcext:value-type="float">
            <text:p>0,0006703</text:p>
          </table:table-cell>
          <table:table-cell table:formula="of:=[.C3]/[.C6]" office:value-type="float" office:value="0.235742204982843" calcext:value-type="float">
            <text:p>0,235742204982843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00718797" calcext:value-type="float">
            <text:p>0,000718797</text:p>
          </table:table-cell>
          <table:table-cell table:style-name="ce6" table:formula="of:=[.C3]/[.C7]" office:value-type="float" office:value="0.219836755022628" calcext:value-type="float">
            <text:p>0,2198367550226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2237114" calcext:value-type="float">
            <text:p>0,00223711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2599788" calcext:value-type="float">
            <text:p>0,002599788</text:p>
          </table:table-cell>
          <table:table-cell table:formula="of:=[.C8]/[.C9]" office:value-type="float" office:value="0.860498625272522" calcext:value-type="float">
            <text:p>0,8604986252725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1563231" calcext:value-type="float">
            <text:p>0,001563231</text:p>
          </table:table-cell>
          <table:table-cell table:formula="of:=[.C8]/[.C10]" office:value-type="float" office:value="1.43108344192253" calcext:value-type="float">
            <text:p>1,431083441922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2482798" calcext:value-type="float">
            <text:p>0,002482798</text:p>
          </table:table-cell>
          <table:table-cell table:formula="of:=[.C9]/[.C11]" office:value-type="float" office:value="1.0471202248431" calcext:value-type="float">
            <text:p>1,0471202248431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0193354" calcext:value-type="float">
            <text:p>0,00193354</text:p>
          </table:table-cell>
          <table:table-cell table:formula="of:=[.C8]/[.C12]" office:value-type="float" office:value="1.15700425126969" calcext:value-type="float">
            <text:p>1,15700425126969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09765918" calcext:value-type="float">
            <text:p>0,009765918</text:p>
          </table:table-cell>
          <table:table-cell table:style-name="ce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0686185" calcext:value-type="float">
            <text:p>0,010686185</text:p>
          </table:table-cell>
          <table:table-cell table:formula="of:=[.C13]/[.C14]" office:value-type="float" office:value="0.913882550227233" calcext:value-type="float">
            <text:p>0,9138825502272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63692" calcext:value-type="float">
            <text:p>0,0063692</text:p>
          </table:table-cell>
          <table:table-cell table:formula="of:=[.C13]/[.C15]" office:value-type="float" office:value="1.53330371161213" calcext:value-type="float">
            <text:p>1,533303711612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6248771" calcext:value-type="float">
            <text:p>0,006248771</text:p>
          </table:table-cell>
          <table:table-cell table:formula="of:=[.C13]/[.C16]" office:value-type="float" office:value="1.56285419964982" calcext:value-type="float">
            <text:p>1,56285419964982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06966396" calcext:value-type="float">
            <text:p>0,006966396</text:p>
          </table:table-cell>
          <table:table-cell table:style-name="ce6" table:formula="of:=[.C13]/[.C17]" office:value-type="float" office:value="1.4018608761259" calcext:value-type="float">
            <text:p>1,40186087612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2409266" calcext:value-type="float">
            <text:p>0,0240926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6330651" calcext:value-type="float">
            <text:p>0,016330651</text:p>
          </table:table-cell>
          <table:table-cell table:formula="of:=[.C18]/[.C19]" office:value-type="float" office:value="1.47530309722497" calcext:value-type="float">
            <text:p>1,475303097224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6705868" calcext:value-type="float">
            <text:p>0,016705868</text:p>
          </table:table-cell>
          <table:table-cell table:formula="of:=[.C18]/[.C20]" office:value-type="float" office:value="1.44216750665096" calcext:value-type="float">
            <text:p>1,442167506650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654556" calcext:value-type="float">
            <text:p>0,01654556</text:p>
          </table:table-cell>
          <table:table-cell table:formula="of:=[.C18]/[.C21]" office:value-type="float" office:value="1.45614049932429" calcext:value-type="float">
            <text:p>1,45614049932429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16752125" calcext:value-type="float">
            <text:p>0,016752125</text:p>
          </table:table-cell>
          <table:table-cell table:style-name="ce6" table:formula="of:=[.C18]/[.C22]" office:value-type="float" office:value="1.43818530484939" calcext:value-type="float">
            <text:p>1,43818530484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9:17:12.425096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25:29.393787305</meta:creation-date>
    <dc:date>2018-11-23T20:59:08.528058580</dc:date>
    <meta:editing-duration>PT15M43S</meta:editing-duration>
    <meta:editing-cycles>5</meta:editing-cycles>
    <meta:generator>LibreOffice/6.0.6.2$Linux_X86_64 LibreOffice_project/0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58cm" svg:y="3.954cm" style:legend-expansion="high" chart:style-name="ch2"/>
        <chart:plot-area chart:style-name="ch3" table:cell-range-address="Hoja1.B3:Hoja1.D22" chart:data-source-has-labels="both" svg:x="0.319cm" svg:y="0.18cm" svg:width="12.72cm" svg:height="8.645cm">
          <chartooo:coordinate-region svg:x="1.417cm" svg:y="0.38cm" svg:width="10.895cm" svg:height="7.798cm"/>
          <chart:axis chart:dimension="x" chart:name="primary-x" chart:style-name="ch4" chartooo:axis-type="auto">
            <chartooo:date-scale/>
            <chart:categories table:cell-range-address="Hoja1.B3:Hoja1.B22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Hoja1.C3:Hoja1.C22" loext:label-string="tiempo" chart:class="chart:line">
            <chart:data-point chart:repeated="20"/>
          </chart:series>
          <chart:series chart:attached-axis="secondary-y" chart:style-name="ch8" chart:values-cell-range-address="Hoja1.D3:Hoja1.D22" loext:label-string="speedup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3:Hoja1.B22</svg:desc>
                </draw:g>
              </table:table-cell>
              <table:table-cell office:value-type="float" office:value="0.000158018">
                <text:p>0.000158018</text:p>
                <draw:g>
                  <svg:desc>Hoja1.C3:Hoja1.C22</svg:desc>
                </draw:g>
              </table:table-cell>
              <table:table-cell office:value-type="float" office:value="NaN">
                <text:p>NaN</text:p>
                <draw:g>
                  <svg:desc>Hoja1.D3:Hoja1.D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439921">
                <text:p>0.000439921</text:p>
              </table:table-cell>
              <table:table-cell office:value-type="float" office:value="0.359196310246612">
                <text:p>0.3591963102466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43689">
                <text:p>0.000443689</text:p>
              </table:table-cell>
              <table:table-cell office:value-type="float" office:value="0.356145858923706">
                <text:p>0.3561458589237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6703">
                <text:p>0.0006703</text:p>
              </table:table-cell>
              <table:table-cell office:value-type="float" office:value="0.235742204982843">
                <text:p>0.2357422049828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718797">
                <text:p>0.000718797</text:p>
              </table:table-cell>
              <table:table-cell office:value-type="float" office:value="0.219836755022628">
                <text:p>0.2198367550226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237114">
                <text:p>0.002237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599788">
                <text:p>0.002599788</text:p>
              </table:table-cell>
              <table:table-cell office:value-type="float" office:value="0.860498625272522">
                <text:p>0.8604986252725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563231">
                <text:p>0.001563231</text:p>
              </table:table-cell>
              <table:table-cell office:value-type="float" office:value="1.43108344192253">
                <text:p>1.43108344192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482798">
                <text:p>0.002482798</text:p>
              </table:table-cell>
              <table:table-cell office:value-type="float" office:value="1.0471202248431">
                <text:p>1.04712022484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93354">
                <text:p>0.00193354</text:p>
              </table:table-cell>
              <table:table-cell office:value-type="float" office:value="1.15700425126969">
                <text:p>1.157004251269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9765918">
                <text:p>0.00976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0686185">
                <text:p>0.010686185</text:p>
              </table:table-cell>
              <table:table-cell office:value-type="float" office:value="0.913882550227233">
                <text:p>0.9138825502272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63692">
                <text:p>0.0063692</text:p>
              </table:table-cell>
              <table:table-cell office:value-type="float" office:value="1.53330371161213">
                <text:p>1.53330371161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6248771">
                <text:p>0.006248771</text:p>
              </table:table-cell>
              <table:table-cell office:value-type="float" office:value="1.56285419964982">
                <text:p>1.562854199649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966396">
                <text:p>0.006966396</text:p>
              </table:table-cell>
              <table:table-cell office:value-type="float" office:value="1.4018608761259">
                <text:p>1.40186087612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409266">
                <text:p>0.02409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6330651">
                <text:p>0.016330651</text:p>
              </table:table-cell>
              <table:table-cell office:value-type="float" office:value="1.47530309722497">
                <text:p>1.47530309722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705868">
                <text:p>0.016705868</text:p>
              </table:table-cell>
              <table:table-cell office:value-type="float" office:value="1.44216750665096">
                <text:p>1.442167506650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654556">
                <text:p>0.01654556</text:p>
              </table:table-cell>
              <table:table-cell office:value-type="float" office:value="1.45614049932429">
                <text:p>1.456140499324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6752125">
                <text:p>0.016752125</text:p>
              </table:table-cell>
              <table:table-cell office:value-type="float" office:value="1.43818530484939">
                <text:p>1.43818530484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